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7cb86" officeooo:paragraph-rsid="0017cb86" style:font-size-asian="14pt" style:font-size-complex="14pt"/>
    </style:style>
    <style:style style:name="P2" style:family="paragraph" style:parent-style-name="Standard">
      <style:text-properties fo:font-size="14pt" officeooo:rsid="001890f0" officeooo:paragraph-rsid="001890f0" style:font-size-asian="14pt" style:font-size-complex="14pt"/>
    </style:style>
    <style:style style:name="P3" style:family="paragraph" style:parent-style-name="Standard">
      <style:text-properties fo:font-size="14pt" officeooo:rsid="001890f0" officeooo:paragraph-rsid="001890f0" style:font-size-asian="14pt" style:font-size-complex="14pt"/>
    </style:style>
    <style:style style:name="P4" style:family="paragraph" style:parent-style-name="Standard">
      <style:text-properties fo:font-size="14pt" officeooo:rsid="0018b14e" officeooo:paragraph-rsid="0018b14e" style:font-size-asian="14pt" style:font-size-complex="14pt"/>
    </style:style>
    <style:style style:name="P5" style:family="paragraph" style:parent-style-name="Standard">
      <style:text-properties fo:font-size="14pt" officeooo:rsid="001a0e4d" officeooo:paragraph-rsid="001a0e4d" style:font-size-asian="14pt" style:font-size-complex="14pt"/>
    </style:style>
    <style:style style:name="T1" style:family="text">
      <style:text-properties officeooo:rsid="0018b1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 openbox configuration:</text:p>
      <text:p text:style-name="P1"/>
      <text:p text:style-name="P1">This configuration will give openbox the ability to tile windows and make the experience a lot more efficient.</text:p>
      <text:p text:style-name="P1"/>
      <text:p text:style-name="P1">The keybindings are as follows:</text:p>
      <text:p text:style-name="P1"/>
      <text:p text:style-name="P1">Alt+arrow-keys: move windows to either side of the screen, half and half tiling </text:p>
      <text:p text:style-name="P1">Alt+shift+hjkl: move windows to any edge of the screen, four window tiling or any amount you want</text:p>
      <text:p text:style-name="P1">Ctrl+f: enable fullscreen with gaps </text:p>
      <text:p text:style-name="P1">Super+enter: open a terminal</text:p>
      <text:p text:style-name="P1">Super+arrow-keys: switch workspaces </text:p>
      <text:p text:style-name="P1">Super+Shift+n: nitrogen </text:p>
      <text:p text:style-name="P1">Super+Shift+l: libreoffice</text:p>
      <text:p text:style-name="P1">Super+w: open a web browser </text:p>
      <text:p text:style-name="P1">Ctrl+Up-arrow: cycle focus north</text:p>
      <text:p text:style-name="P1">Ctrl+Down-arrow: cycle focus south</text:p>
      <text:p text:style-name="P1">Ctrl+Right-arrow: cycle focus east</text:p>
      <text:p text:style-name="P1">Ctrl+Left-arrow: cycle focus west </text:p>
      <text:p text:style-name="P1">Alt+Shift+arrow-keys: grow window in that direction</text:p>
      <text:p text:style-name="P2">Super+q: quit any window </text:p>
      <text:p text:style-name="P2">Super+Shift+d: run dmenu</text:p>
      <text:p text:style-name="P2">Super+Shift+s: put monitor to correct resolution(1920x1080;applicable only if added to xrandr)</text:p>
      <text:p text:style-name="P2">Super+1-7: move to the corresponding workspace </text:p>
      <text:p text:style-name="P2">Ctrl+Super<text:span text:style-name="T1">+1-7: send window to specified workspace </text:span></text:p>
      <text:p text:style-name="P4">Alt-tab: switch focus between two windows</text:p>
      <text:p text:style-name="P4"/>
      <text:p text:style-name="P5">The keybindings mentioned abovce are only basic, if you want to know others go to my configuration (rc.xml). 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14:09:17.588985057</meta:creation-date>
    <dc:date>2020-07-20T19:32:37.911977082</dc:date>
    <meta:editing-duration>PT8M14S</meta:editing-duration>
    <meta:editing-cycles>2</meta:editing-cycles>
    <meta:generator>LibreOffice/6.3.6.2$Linux_X86_64 LibreOffice_project/30$Build-2</meta:generator>
    <meta:document-statistic meta:table-count="0" meta:image-count="0" meta:object-count="0" meta:page-count="1" meta:paragraph-count="23" meta:word-count="153" meta:character-count="1098" meta:non-whitespace-character-count="958"/>
  </office:meta>
</office:document-meta>
</file>